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d4f01ee030" style:family="table" style:master-page-name="ta-mp-0x7fd4f01ee030">
      <style:table-properties table:display="true" style:writing-mode="lr-tb"/>
    </style:style>
    <style:style style:name="ta-0x7fd4f01ee220" style:family="table" style:master-page-name="ta-mp-0x7fd4f01ee220">
      <style:table-properties table:display="true" style:writing-mode="lr-tb"/>
    </style:style>
    <style:style style:name="ta-0x7fd4f01ee410" style:family="table" style:master-page-name="ta-mp-0x7fd4f01ee410">
      <style:table-properties table:display="true" style:writing-mode="lr-tb"/>
    </style:style>
    <style:style style:name="ta-0x7fd4f01ee600" style:family="table" style:master-page-name="ta-mp-0x7fd4f01ee600">
      <style:table-properties table:display="true" style:writing-mode="lr-tb"/>
    </style:style>
    <style:style style:name="ta-0x7fd4f01ee9e0" style:family="table" style:master-page-name="ta-mp-0x7fd4f01ee9e0">
      <style:table-properties table:display="true" style:writing-mode="lr-tb"/>
    </style:style>
    <style:style style:name="ta-0x7fd4f01eebd0" style:family="table" style:master-page-name="ta-mp-0x7fd4f01eebd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d4f01f04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06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07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08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09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ef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01f119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188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19a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0aa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ef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01f1ad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1bf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1d2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106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175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13e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0b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ef2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01f163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12b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150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0e1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efb9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efa7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0c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ef3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01f0f4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ef4a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ef94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1f7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209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21c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22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1e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01f241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253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26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ef6f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eff1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efcc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efd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02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f01f016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f03b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d4f01ef5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41.70pt" style:use-optimal-column-width="true"/>
    </style:style>
    <style:style style:name="ACOL-2" style:family="table-column"/>
    <style:style style:name="ACOL-3" style:family="table-column">
      <style:table-column-properties style:column-width="472.65pt" style:use-optimal-column-width="true"/>
    </style:style>
    <style:style style:name="ACOL-4" style:family="table-column">
      <style:table-column-properties style:column-width="200.55pt" style:use-optimal-column-width="true"/>
    </style:style>
    <style:style style:name="ACOL-5" style:family="table-column">
      <style:table-column-properties style:column-width="64.26pt" style:use-optimal-column-width="tru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COL-10" style:family="table-column">
      <style:table-column-properties style:column-width="124.50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d4f01e9d4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d4f020201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d4f01ec73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d4f020e810" table:allow-empty-cell="true" table:display-list="unsorted" table:base-cell-address="$'TestCase'.A9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d4f01ee030" table:print="false">
        <office:forms form:automatic-focus="false" form:apply-design-mode="false">
          <form:form/>
        </office:forms>
        <table:table-column table:default-cell-style-name="ACE-0x7fd4f01f04d8" table:style-name="ACOL-1"/>
        <table:table-column table:style-name="ACOL-0" table:number-columns-repeated="127"/>
        <table:table-row table:style-name="AROW-0">
          <table:table-cell table:style-name="ACE-0x7fd4f01f04d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d4f01f0600" table:content-validation-name="VAL-0x7fd4f01e9d4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d4f01f0728" table:content-validation-name="VAL-0x7fd4f020201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d4f01f0850" table:content-validation-name="VAL-0x7fd4f01ec73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 table:number-rows-repeated="3">
          <table:table-cell table:style-name="ACE-0x7fd4f01f0978" table:content-validation-name="VAL-0x7fd4f020e81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1" gnm:cursor-row="5">
          <gnm:selection gnm:start-col="1" gnm:start-row="5" gnm:end-col="1" gnm:end-row="5"/>
        </gnm:selections>
      </table:table>
      <table:table table:name="MQA1_TestData" table:style-name="ta-0x7fd4f01ee220" table:print="false">
        <office:forms form:automatic-focus="false" form:apply-design-mode="false">
          <form:form/>
        </office:forms>
        <table:table-column table:default-cell-style-name="ACE-0x7fd4f01f0aa0" table:style-name="ACOL-3"/>
        <table:table-column table:default-cell-style-name="ACE-0x7fd4f01f0aa0" table:style-name="ACOL-4"/>
        <table:table-column table:default-cell-style-name="ACE-0x7fd4f01f0aa0" table:style-name="ACOL-5"/>
        <table:table-column table:default-cell-style-name="ACE-0x7fd4f01f0aa0" table:style-name="ACOL-6"/>
        <table:table-column table:default-cell-style-name="ACE-0x7fd4f01f0aa0" table:style-name="ACOL-7" table:number-columns-repeated="2"/>
        <table:table-column table:default-cell-style-name="ACE-0x7fd4f01f0aa0" table:style-name="ACOL-8"/>
        <table:table-column table:default-cell-style-name="ACE-0x7fd4f01f0aa0" table:style-name="ACOL-9"/>
        <table:table-column table:default-cell-style-name="ACE-0x7fd4f01ef130" table:style-name="ACOL-0" table:number-columns-repeated="120"/>
        <table:table-row table:style-name="AROW-0">
          <table:table-cell table:style-name="ACE-0x7fd4f01f1190" office:value-type="string">
            <text:p>User Name</text:p>
          </table:table-cell>
          <table:table-cell table:style-name="ACE-0x7fd4f01f1ad0" office:value-type="string">
            <text:p>Password</text:p>
          </table:table-cell>
          <table:table-cell table:number-columns-repeated="6" table:style-name="ACE-0x7fd4f01f0aa0"/>
          <table:table-cell table:number-columns-repeated="120" table:style-name="ACE-0x7fd4f01ef130"/>
        </table:table-row>
        <table:table-row table:style-name="AROW-0">
          <table:table-cell table:style-name="ACE-0x7fd4f01f1880" office:value-type="string">
            <text:p>testshopclue@sc.com</text:p>
          </table:table-cell>
          <table:table-cell table:style-name="ACE-0x7fd4f01f1bf8" office:value-type="float" office:value="123456">
            <text:p>123456</text:p>
          </table:table-cell>
          <table:table-cell table:number-columns-repeated="6" table:style-name="ACE-0x7fd4f01f0aa0"/>
          <table:table-cell table:number-columns-repeated="120" table:style-name="ACE-0x7fd4f01ef130"/>
        </table:table-row>
        <table:table-row table:style-name="AROW-0">
          <table:table-cell table:style-name="ACE-0x7fd4f01f19a8" office:value-type="string">
            <text:p>testshopclue@sc.com</text:p>
          </table:table-cell>
          <table:table-cell table:style-name="ACE-0x7fd4f01f1d20"/>
          <table:table-cell table:number-columns-repeated="6" table:style-name="ACE-0x7fd4f01f0aa0"/>
          <table:table-cell table:number-columns-repeated="120" table:style-name="ACE-0x7fd4f01ef13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d4f01ef130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0" gnm:cursor-row="0">
          <gnm:selection gnm:start-col="0" gnm:start-row="0" gnm:end-col="1" gnm:end-row="2"/>
        </gnm:selections>
      </table:table>
      <table:table table:name="MQA2_TestData" table:style-name="ta-0x7fd4f01ee410" table:print="false">
        <office:forms form:automatic-focus="false" form:apply-design-mode="false">
          <form:form/>
        </office:forms>
        <table:table-column table:default-cell-style-name="ACE-0x7fd4f01f0bc8" table:style-name="ACOL-3"/>
        <table:table-column table:default-cell-style-name="ACE-0x7fd4f01f0bc8" table:style-name="ACOL-4"/>
        <table:table-column table:default-cell-style-name="ACE-0x7fd4f01f0bc8" table:style-name="ACOL-5"/>
        <table:table-column table:default-cell-style-name="ACE-0x7fd4f01f0bc8" table:style-name="ACOL-6"/>
        <table:table-column table:default-cell-style-name="ACE-0x7fd4f01f0bc8" table:style-name="ACOL-7" table:number-columns-repeated="2"/>
        <table:table-column table:default-cell-style-name="ACE-0x7fd4f01f0bc8" table:style-name="ACOL-8"/>
        <table:table-column table:default-cell-style-name="ACE-0x7fd4f01f0bc8" table:style-name="ACOL-9"/>
        <table:table-column table:default-cell-style-name="ACE-0x7fd4f01ef258" table:style-name="ACOL-0" table:number-columns-repeated="120"/>
        <table:table-row table:style-name="AROW-0">
          <table:table-cell table:style-name="ACE-0x7fd4f01f1068" office:value-type="string">
            <text:p>User Name</text:p>
          </table:table-cell>
          <table:table-cell table:style-name="ACE-0x7fd4f01f1630" office:value-type="string">
            <text:p>Password</text:p>
          </table:table-cell>
          <table:table-cell table:number-columns-repeated="6" table:style-name="ACE-0x7fd4f01f0bc8"/>
          <table:table-cell table:number-columns-repeated="120" table:style-name="ACE-0x7fd4f01ef258"/>
        </table:table-row>
        <table:table-row table:style-name="AROW-0">
          <table:table-cell table:style-name="ACE-0x7fd4f01f1758" office:value-type="string">
            <text:p>testshopclue@sc.com</text:p>
          </table:table-cell>
          <table:table-cell table:style-name="ACE-0x7fd4f01f12b8" office:value-type="float" office:value="123456">
            <text:p>123456</text:p>
          </table:table-cell>
          <table:table-cell table:number-columns-repeated="6" table:style-name="ACE-0x7fd4f01f0bc8"/>
          <table:table-cell table:number-columns-repeated="120" table:style-name="ACE-0x7fd4f01ef258"/>
        </table:table-row>
        <table:table-row table:style-name="AROW-0">
          <table:table-cell table:style-name="ACE-0x7fd4f01f13e0" office:value-type="string">
            <text:p>testshopclue@sc.com</text:p>
          </table:table-cell>
          <table:table-cell table:style-name="ACE-0x7fd4f01f1508"/>
          <table:table-cell table:number-columns-repeated="6" table:style-name="ACE-0x7fd4f01f0bc8"/>
          <table:table-cell table:number-columns-repeated="120" table:style-name="ACE-0x7fd4f01ef25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d4f01ef25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1" gnm:end-row="2"/>
        </gnm:selections>
      </table:table>
      <table:table table:name="MQA3_TestData" table:style-name="ta-0x7fd4f01ee600" table:print="false">
        <office:forms form:automatic-focus="false" form:apply-design-mode="false">
          <form:form/>
        </office:forms>
        <table:table-column table:default-cell-style-name="ACE-0x7fd4f01f0cf0" table:style-name="ACOL-10"/>
        <table:table-column table:default-cell-style-name="ACE-0x7fd4f01f0cf0" table:style-name="ACOL-4"/>
        <table:table-column table:default-cell-style-name="ACE-0x7fd4f01f0cf0" table:style-name="ACOL-5"/>
        <table:table-column table:default-cell-style-name="ACE-0x7fd4f01f0cf0" table:style-name="ACOL-6"/>
        <table:table-column table:default-cell-style-name="ACE-0x7fd4f01f0cf0" table:style-name="ACOL-7" table:number-columns-repeated="2"/>
        <table:table-column table:default-cell-style-name="ACE-0x7fd4f01f0cf0" table:style-name="ACOL-8"/>
        <table:table-column table:default-cell-style-name="ACE-0x7fd4f01f0cf0" table:style-name="ACOL-9"/>
        <table:table-column table:default-cell-style-name="ACE-0x7fd4f01ef380" table:style-name="ACOL-0" table:number-columns-repeated="120"/>
        <table:table-row table:style-name="AROW-0">
          <table:table-cell table:style-name="ACE-0x7fd4f01f0e18" office:value-type="string">
            <text:p>User Name</text:p>
          </table:table-cell>
          <table:table-cell table:style-name="ACE-0x7fd4f01f0f40" office:value-type="string">
            <text:p>Password</text:p>
          </table:table-cell>
          <table:table-cell table:number-columns-repeated="6" table:style-name="ACE-0x7fd4f01f0cf0"/>
          <table:table-cell table:number-columns-repeated="120" table:style-name="ACE-0x7fd4f01ef380"/>
        </table:table-row>
        <table:table-row table:style-name="AROW-0">
          <table:table-cell table:style-name="ACE-0x7fd4f01efb98" office:value-type="string">
            <text:p>testshopclue@sc.com</text:p>
          </table:table-cell>
          <table:table-cell table:style-name="ACE-0x7fd4f01ef4a8" office:value-type="float" office:value="123456">
            <text:p>123456</text:p>
          </table:table-cell>
          <table:table-cell table:number-columns-repeated="6" table:style-name="ACE-0x7fd4f01f0cf0"/>
          <table:table-cell table:number-columns-repeated="120" table:style-name="ACE-0x7fd4f01ef380"/>
        </table:table-row>
        <table:table-row table:style-name="AROW-0">
          <table:table-cell table:style-name="ACE-0x7fd4f01efa70" office:value-type="string">
            <text:p>testshopclue@sc.com</text:p>
          </table:table-cell>
          <table:table-cell table:style-name="ACE-0x7fd4f01ef948"/>
          <table:table-cell table:number-columns-repeated="6" table:style-name="ACE-0x7fd4f01f0cf0"/>
          <table:table-cell table:number-columns-repeated="120" table:style-name="ACE-0x7fd4f01ef38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d4f01ef380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1" gnm:cursor-row="10">
          <gnm:selection gnm:start-col="1" gnm:start-row="10" gnm:end-col="1" gnm:end-row="10"/>
        </gnm:selections>
      </table:table>
      <table:table table:name="MQA4_TestData" table:style-name="ta-0x7fd4f01ee9e0" table:print="false">
        <office:forms form:automatic-focus="false" form:apply-design-mode="false">
          <form:form/>
        </office:forms>
        <table:table-column table:default-cell-style-name="ACE-0x7fd4f01f22e8" table:style-name="ACOL-10"/>
        <table:table-column table:default-cell-style-name="ACE-0x7fd4f01f22e8" table:style-name="ACOL-4"/>
        <table:table-column table:default-cell-style-name="ACE-0x7fd4f01f22e8" table:style-name="ACOL-5"/>
        <table:table-column table:default-cell-style-name="ACE-0x7fd4f01f22e8" table:style-name="ACOL-6"/>
        <table:table-column table:default-cell-style-name="ACE-0x7fd4f01f22e8" table:style-name="ACOL-7" table:number-columns-repeated="2"/>
        <table:table-column table:default-cell-style-name="ACE-0x7fd4f01f22e8" table:style-name="ACOL-8"/>
        <table:table-column table:default-cell-style-name="ACE-0x7fd4f01f22e8" table:style-name="ACOL-9"/>
        <table:table-column table:default-cell-style-name="ACE-0x7fd4f01f1e48" table:style-name="ACOL-0" table:number-columns-repeated="120"/>
        <table:table-row table:style-name="AROW-0">
          <table:table-cell table:style-name="ACE-0x7fd4f01f1f70" office:value-type="string">
            <text:p>User Name</text:p>
          </table:table-cell>
          <table:table-cell table:style-name="ACE-0x7fd4f01f2410" office:value-type="string">
            <text:p>Password</text:p>
          </table:table-cell>
          <table:table-cell table:number-columns-repeated="6" table:style-name="ACE-0x7fd4f01f22e8"/>
          <table:table-cell table:number-columns-repeated="120" table:style-name="ACE-0x7fd4f01f1e48"/>
        </table:table-row>
        <table:table-row table:style-name="AROW-0">
          <table:table-cell table:style-name="ACE-0x7fd4f01f2098" office:value-type="string">
            <text:p>testshopclue@sc.com</text:p>
          </table:table-cell>
          <table:table-cell table:style-name="ACE-0x7fd4f01f2538" office:value-type="float" office:value="123456">
            <text:p>123456</text:p>
          </table:table-cell>
          <table:table-cell table:number-columns-repeated="6" table:style-name="ACE-0x7fd4f01f22e8"/>
          <table:table-cell table:number-columns-repeated="120" table:style-name="ACE-0x7fd4f01f1e48"/>
        </table:table-row>
        <table:table-row table:style-name="AROW-0">
          <table:table-cell table:style-name="ACE-0x7fd4f01f21c0" office:value-type="string">
            <text:p>testshopclue@sc.com</text:p>
          </table:table-cell>
          <table:table-cell table:style-name="ACE-0x7fd4f01f2660"/>
          <table:table-cell table:number-columns-repeated="6" table:style-name="ACE-0x7fd4f01f22e8"/>
          <table:table-cell table:number-columns-repeated="120" table:style-name="ACE-0x7fd4f01f1e4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d4f01f1e4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d4f01eebd0" table:print="false">
        <office:forms form:automatic-focus="false" form:apply-design-mode="false">
          <form:form/>
        </office:forms>
        <table:table-column table:default-cell-style-name="ACE-0x7fd4f01efde8" table:style-name="ACOL-10"/>
        <table:table-column table:default-cell-style-name="ACE-0x7fd4f01efde8" table:style-name="ACOL-4"/>
        <table:table-column table:default-cell-style-name="ACE-0x7fd4f01efde8" table:style-name="ACOL-5"/>
        <table:table-column table:default-cell-style-name="ACE-0x7fd4f01efde8" table:style-name="ACOL-6"/>
        <table:table-column table:default-cell-style-name="ACE-0x7fd4f01efde8" table:style-name="ACOL-7" table:number-columns-repeated="2"/>
        <table:table-column table:default-cell-style-name="ACE-0x7fd4f01efde8" table:style-name="ACOL-8"/>
        <table:table-column table:default-cell-style-name="ACE-0x7fd4f01efde8" table:style-name="ACOL-9"/>
        <table:table-column table:default-cell-style-name="ACE-0x7fd4f01f0288" table:style-name="ACOL-0" table:number-columns-repeated="120"/>
        <table:table-row table:style-name="AROW-0">
          <table:table-cell table:style-name="ACE-0x7fd4f01ef6f8" office:value-type="string">
            <text:p>User Name</text:p>
          </table:table-cell>
          <table:table-cell table:style-name="ACE-0x7fd4f01f0160" office:value-type="string">
            <text:p>Password</text:p>
          </table:table-cell>
          <table:table-cell table:number-columns-repeated="6" table:style-name="ACE-0x7fd4f01efde8"/>
          <table:table-cell table:number-columns-repeated="120" table:style-name="ACE-0x7fd4f01f0288"/>
        </table:table-row>
        <table:table-row table:style-name="AROW-0">
          <table:table-cell table:style-name="ACE-0x7fd4f01eff10" office:value-type="string">
            <text:p>testshopclue@sc.com</text:p>
          </table:table-cell>
          <table:table-cell table:style-name="ACE-0x7fd4f01f03b0" office:value-type="float" office:value="123456">
            <text:p>123456</text:p>
          </table:table-cell>
          <table:table-cell table:number-columns-repeated="6" table:style-name="ACE-0x7fd4f01efde8"/>
          <table:table-cell table:number-columns-repeated="120" table:style-name="ACE-0x7fd4f01f0288"/>
        </table:table-row>
        <table:table-row table:style-name="AROW-0">
          <table:table-cell table:style-name="ACE-0x7fd4f01efcc0" office:value-type="string">
            <text:p>testshopclue@sc.com</text:p>
          </table:table-cell>
          <table:table-cell table:style-name="ACE-0x7fd4f01ef5d0"/>
          <table:table-cell table:number-columns-repeated="6" table:style-name="ACE-0x7fd4f01efde8"/>
          <table:table-cell table:number-columns-repeated="120" table:style-name="ACE-0x7fd4f01f028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d4f01f028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d4f022dc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4f01a83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4f01ab6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4f8f06b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4f0e717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d4f5f79c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d4f01ee030" style:display-name="TestCase" style:page-layout-name="pl-0x7fd4f022dc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4f01ee220" style:display-name="MQA1_TestData" style:page-layout-name="pl-0x7fd4f01a83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4f01ee410" style:display-name="MQA2_TestData" style:page-layout-name="pl-0x7fd4f01ab6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4f01ee600" style:display-name="MQA3_TestData" style:page-layout-name="pl-0x7fd4f8f06b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4f01ee9e0" style:display-name="MQA4_TestData" style:page-layout-name="pl-0x7fd4f0e717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4f01eebd0" style:display-name="MQA5_TestData" style:page-layout-name="pl-0x7fd4f5f79c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48:16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